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689295223"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p>
        </text:list-item>
        <text:list-item>
          <text:p text:style-name="P6">Shortcuts eksekveres under nogle omstændigheder direkte på Mainform, selvom fokus er på anden form (fx. VLEditor, Properties Form)</text:p>
        </text:list-item>
        <text:list-item>
          <text:p text:style-name="P6">Fejl i component name:</text:p>
          <text:list>
            <text:list-item>
              <text:p text:style-name="P6">Opret sektion – tilføj felter.</text:p>
            </text:list-item>
            <text:list-item>
              <text:p text:style-name="P6">Slet sektion.</text:p>
            </text:list-item>
            <text:list-item>
              <text:p text:style-name="P6">Tilføj sektion og tilføj felter --&gt; bang!</text:p>
            </text:list-item>
          </text:list>
        </text:list-item>
        <text:list-item>
          <text:p text:style-name="P6">Export til Stata: Stringfelter giver MEGET LANGE felter!</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1321694153" text:style-name="L2">
        <text:list-item>
          <text:p text:style-name="P8">Udvide <text:span text:style-name="T2">jumps</text:span><text:span text:style-name="T3"> med mulighed for “*” (asterisk) funktion, som aktivere på alle indput. Kan fx. bruges som GOTO.</text:span></text:p>
        </text:list-item>
        <text:list-item>
          <text:p text:style-name="P8"><text:span text:style-name="T3">Kommunikation mellem Manager/EntryClient hvis de begge kører på samme tid og om hvilke filer de har åbne. Give advarsel hvis programmerne bruger samme fil.</text:span></text:p>
        </text:list-item>
      </text:list>
      <text:p text:style-name="P4"/>
      <text:p text:style-name="P4"><text:soft-page-break/></text:p>
      <text:p text:style-name="P2">Opgavelist til efter version 1:</text:p>
      <text:p text:style-name="P4"/>
      <text:p text:style-name="P4">Store Opgave der mangler:</text:p>
      <text:list xml:id="list919205880" text:style-name="L3">
        <text:list-item>
          <text:p text:style-name="P9">Oversættelse af GUI</text:p>
        </text:list-item>
        <text:list-item>
          <text:p text:style-name="P9">Flersprogs projekter</text:p>
        </text:list-item>
        <text:list-item>
          <text:p text:style-name="P9">Flere dataforme i et projekt</text:p>
        </text:list-item>
        <text:list-item>
          <text:p text:style-name="P9">Unique keys på dataforme</text:p>
        </text:list-item>
        <text:list-item>
          <text:p text:style-name="P9">Relate</text:p>
        </text:list-item>
        <text:list-item>
          <text:p text:style-name="P9">Rapport extension: validate id list rapport</text:p>
        </text:list-item>
        <text:list-item>
          <text:p text:style-name="P9">Adgangskontrol (kryptering)</text:p>
        </text:list-item>
        <text:list-item>
          <text:p text:style-name="P9">Undo/Redo system</text:p>
        </text:list-item>
        <text:list-item>
          <text:p text:style-name="P9">Shortcut editor</text:p>
        </text:list-item>
        <text:list-item>
          <text:p text:style-name="P9">Aligment på en dataform</text:p>
          <text:list>
            <text:list-item>
              <text:p text:style-name="P9">Alig på alle sider (top, bund, højre, venstre)</text:p>
            </text:list-item>
            <text:list-item>
              <text:p text:style-name="P9">Vise Align linier.</text:p>
            </text:list-item>
            <text:list-item>
              <text:p text:style-name="P9">Markere flere controls</text:p>
            </text:list-item>
            <text:list-item>
              <text:p text:style-name="P9">Auto align (i stil med Lazarus: Center, distubuted, etc.)</text:p>
            </text:list-item>
            <text:list-item>
              <text:p text:style-name="P9">Fjernelse af “whitespace”</text:p>
            </text:list-item>
          </text:list>
        </text:list-item>
        <text:list-item>
          <text:p text:style-name="P9">CORE:</text:p>
          <text:list>
            <text:list-item>
              <text:p text:style-name="P9">Brug af TComponent som base</text:p>
            </text:list-item>
            <text:list-item>
              <text:p text:style-name="P9">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05T16:13:36</dc:date>
    <dc:creator>Torsten Christiansen</dc:creator>
    <meta:editing-duration>PT3H36M43S</meta:editing-duration>
    <meta:editing-cycles>10</meta:editing-cycles>
    <meta:generator>LibreOffice/3.4$Unix LibreOffice_project/340m1$Build-302</meta:generator>
    <meta:document-statistic meta:table-count="0" meta:image-count="0" meta:object-count="0" meta:page-count="2" meta:paragraph-count="43" meta:word-count="364" meta:character-count="2100" meta:non-whitespace-character-count="1815"/>
  </office:meta>
</office:document-meta>
</file>